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4">
      <style:paragraph-properties fo:padding="0.0193in" fo:border="0.0008in solid #d9d9e3"/>
    </style:style>
    <style:style style:name="P2" style:family="paragraph" style:parent-style-name="Text_20_body">
      <style:paragraph-properties fo:padding="0.0193in" fo:border="0.0008in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Глава 7: Оптимизация и производительность</text:h>
      <text:h text:style-name="P1" text:outline-level="4">7.1. Оптимизация загрузки ресурсов</text:h>
      <text:p text:style-name="P2">Изучение методов оптимизации загрузки ресурсов на веб-странице: минификация CSS, JavaScript и HTML, сжатие изображений, использование кэширования и CDN для ускорения загрузки.</text:p>
      <text:h text:style-name="P1" text:outline-level="4">7.2. Понимание производительности веб-приложений</text:h>
      <text:p text:style-name="P2">Обсуждение факторов, влияющих на производительность веб-приложений, включая CPU, сеть, память. Изучение инструментов для измерения производительности, таких как DevTools, Lighthouse.</text:p>
      <text:h text:style-name="P1" text:outline-level="4">7.3. Оптимизация JavaScript и CSS</text:h>
      <text:p text:style-name="P2">Практические методы оптимизации JavaScript и CSS: устранение неиспользуемого кода, оптимизация циклов, уменьшение объема файлов, асинхронная загрузка скриптов и стилей.</text:p>
      <text:h text:style-name="P1" text:outline-level="4">7.4. Оптимизация отрисовки и рендеринга</text:h>
      <text:p text:style-name="P2">Изучение методов для оптимизации процесса отрисовки и рендеринга веб-страниц: минимизация перерисовок (reflows), использование анимаций на основе GPU, оптимизация работы с DOM.</text:p>
      <text:h text:style-name="P1" text:outline-level="4">7.5. Инструменты для анализа производительности</text:h>
      <text:p text:style-name="P2">Обзор инструментов для анализа производительности веб-приложений, включая браузерные DevTools, Lighthouse, WebPagetest, GTmetrix, их использование для выявления проблем и оптимизации производительности.</text:p>
      <text:h text:style-name="P1" text:outline-level="4">7.6. Аудит производительности и устранение узких мест</text:h>
      <text:p text:style-name="P2">Практические шаги аудита производительности веб-приложений и выявление узких мест, а также методы их устранения для повышения быстродействия приложения.</text:p>
      <text:h text:style-name="P1" text:outline-level="4">7.7. Оптимизация для мобильных устройств</text:h>
      <text:p text:style-name="P2">Изучение методов оптимизации для мобильных устройств: создание отзывчивых и легковесных интерфейсов, управление изображениями и скриптами, учет ограничений сети и ресурсов.</text:p>
      <text:h text:style-name="P1" text:outline-level="4">7.8. HTTPS и безопасное развертывание</text:h>
      <text:p text:style-name="P2">Обсуждение важности HTTPS для безопасного передачи данных между клиентом и сервером, методов его внедрения и последствий использования безопасного соединения.</text:p>
      <text:p text:style-name="P2">Эта глава предоставляет основные принципы и методы оптимизации производительности веб-приложений. Путем изучения инструментов, техник оптимизации и практических примеров, она помогает разработчикам создавать быстрые, эффективные и отзывчивые веб-приложения, способные эффективно работать на различных устройствах и с разными сетевыми условиям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S</meta:editing-duration>
    <meta:editing-cycles>3</meta:editing-cycles>
    <meta:generator>OpenOffice/4.1.14$Win32 OpenOffice.org_project/4114m1$Build-9811</meta:generator>
    <dc:date>2023-12-02T14:22:07.49</dc:date>
    <meta:document-statistic meta:table-count="0" meta:image-count="0" meta:object-count="0" meta:page-count="1" meta:paragraph-count="18" meta:word-count="240" meta:character-count="2101"/>
    <dc:creator>Dima Wide</dc:creator>
    <meta:user-defined meta:name="Info 1"/>
    <meta:user-defined meta:name="Info 2"/>
    <meta:user-defined meta:name="Info 3"/>
    <meta:user-defined meta:name="Info 4"/>
  </office:meta>
</office:document-meta>
</file>